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5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85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ACKNOWLEDGING THE PAST (85:1-3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ACKNOWLEDGING THE PAST (85:1-3)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God restores his people (85:1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God forgives his people (85:2-3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PSALM 85<text:s text:c="1"/>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ACKNOWLEDGING THE PAST (85:1-3)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QUESTIONING THE PRESENT (85:4-7)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2-tx-Title-and-Text" presentation:presentation-page-layout-name="Master1-PPL12" draw:id="Slide-259">
        <draw:frame draw:id="id89" presentation:style-name="a474" draw:name="Title 1" svg:x="1.38in" svg:y="0.4in" svg:width="10.6in" svg:height="1.44965in" presentation:class="title" presentation:placeholder="false">
          <draw:text-box>
            <text:p text:style-name="a473" text:class-names="" text:cond-style-name=""><text:span text:style-name="a471" text:class-names="">QUESTIONING THE PRESENT (85:4-7)<text:s text:c="1"/></text:span><text:span text:style-name="a472" text:class-names=""/></text:p>
          </draw:text-box>
          <svg:title/>
          <svg:desc/>
        </draw:frame>
        <draw:frame draw:id="id90" presentation:style-name="a484" draw:name="Text Placeholder 2" svg:x="1.38in" svg:y="2in" svg:width="9.4in" svg:height="4.75868in" presentation:class="outline" presentation:placeholder="false">
          <draw:text-box>
            <text:list text:style-name="a477">
              <text:list-item>
                <text:p text:style-name="a476" text:class-names="" text:cond-style-name=""><text:span text:style-name="a475" text:class-names=""><text:s text:c="1"/>"Will you be angry with us always?" (85:4-6):<text:s text:c="1"/>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<text:s text:c="1"/>"Show us your unfailing love, 0 LORD" (85:7):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/></text:p>
              </text:list-item>
            </text:list>
          </draw:text-box>
          <svg:title/>
          <svg:desc/>
        </draw:frame>
      </draw:page>
      <draw:page draw:name="Slide5" draw:style-name="a485" draw:master-page-name="Master1-Layout12-tx-Title-and-Text" presentation:presentation-page-layout-name="Master1-PPL12" draw:id="Slide-260">
        <draw:frame draw:id="id91" presentation:style-name="a489" draw:name="Title 1" svg:x="1.38in" svg:y="0.4in" svg:width="10.6in" svg:height="1.44965in" presentation:class="title" presentation:placeholder="false">
          <draw:text-box>
            <text:p text:style-name="a488" text:class-names="" text:cond-style-name=""><text:span text:style-name="a486" text:class-names="">PSALM 85<text:s text:c="1"/></text:span><text:span text:style-name="a487" text:class-names=""/></text:p>
          </draw:text-box>
          <svg:title/>
          <svg:desc/>
        </draw:frame>
        <draw:frame draw:id="id92" presentation:style-name="a502" draw:name="Text Placeholder 2" svg:x="1.38in" svg:y="2in" svg:width="9.4in" svg:height="4.75868in" presentation:class="outline" presentation:placeholder="false">
          <draw:text-box>
            <text:list text:style-name="a492">
              <text:list-item>
                <text:p text:style-name="a491" text:class-names="" text:cond-style-name=""><text:span text:style-name="a490" text:class-names="">ACKNOWLEDGING THE PAST (85:1-3)<text:s text:c="1"/></text:span></text:p>
              </text:list-item>
            </text:list>
            <text:list text:style-name="a495">
              <text:list-item>
                <text:p text:style-name="a494" text:class-names="" text:cond-style-name=""><text:span text:style-name="a493" text:class-names="">QUESTIONING THE PRESENT (85:4-7)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>ANTICIPATING THE FUTURE (85:8-13)<text:s text:c="1"/>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/></text:p>
              </text:list-item>
            </text:list>
          </draw:text-box>
          <svg:title/>
          <svg:desc/>
        </draw:frame>
      </draw:page>
      <draw:page draw:name="Slide6" draw:style-name="a503" draw:master-page-name="Master1-Layout12-tx-Title-and-Text" presentation:presentation-page-layout-name="Master1-PPL12" draw:id="Slide-261">
        <draw:frame draw:id="id93" presentation:style-name="a507" draw:name="Title 1" svg:x="1.38in" svg:y="0.4in" svg:width="10.6in" svg:height="1.44965in" presentation:class="title" presentation:placeholder="false">
          <draw:text-box>
            <text:p text:style-name="a506" text:class-names="" text:cond-style-name=""><text:span text:style-name="a504" text:class-names="">ANTICIPATING THE FUTURE (85:8-13)<text:s text:c="1"/></text:span><text:span text:style-name="a505" text:class-names=""/></text:p>
          </draw:text-box>
          <svg:title/>
          <svg:desc/>
        </draw:frame>
        <draw:frame draw:id="id94" presentation:style-name="a517" draw:name="Text Placeholder 2" svg:x="1.38in" svg:y="2in" svg:width="9.4in" svg:height="4.75868in" presentation:class="outline" presentation:placeholder="false">
          <draw:text-box>
            <text:list text:style-name="a510">
              <text:list-item>
                <text:p text:style-name="a509" text:class-names="" text:cond-style-name=""><text:span text:style-name="a508" text:class-names=""><text:s text:c="1"/>The glorious message (85:8-9):<text:s text:c="1"/></text:span></text:p>
              </text:list-item>
            </text:list>
            <text:list text:style-name="a513">
              <text:list-item>
                <text:p text:style-name="a512" text:class-names="" text:cond-style-name=""><text:span text:style-name="a511" text:class-names=""><text:s text:c="1"/>The glorious meetings (85:10-13)<text:s text:c="1"/></text:span></text:p>
              </text:list-item>
            </text:list>
            <text:list text:style-name="a516">
              <text:list-item>
                <text:p text:style-name="a515" text:class-names="" text:cond-style-name=""><text:span text:style-name="a514" text:class-names=""/></text:p>
              </text:list-item>
            </text:list>
          </draw:text-box>
          <svg:title/>
          <svg:desc/>
        </draw:frame>
      </draw:page>
      <draw:page draw:name="Slide7" draw:style-name="a518" draw:master-page-name="Master1-Layout12-tx-Title-and-Text" presentation:presentation-page-layout-name="Master1-PPL12" draw:id="Slide-262">
        <draw:frame draw:id="id95" presentation:style-name="a522" draw:name="Title 1" svg:x="1.38in" svg:y="0.4in" svg:width="10.6in" svg:height="1.44965in" presentation:class="title" presentation:placeholder="false">
          <draw:text-box>
            <text:p text:style-name="a521" text:class-names="" text:cond-style-name=""><text:span text:style-name="a519" text:class-names=""><text:s text:c="1"/>The glorious meetings (85:10-13)<text:s text:c="1"/></text:span><text:span text:style-name="a520" text:class-names=""/></text:p>
          </draw:text-box>
          <svg:title/>
          <svg:desc/>
        </draw:frame>
        <draw:frame draw:id="id96" presentation:style-name="a532" draw:name="Text Placeholder 2" svg:x="1.38in" svg:y="2in" svg:width="9.4in" svg:height="4.75868in" presentation:class="outline" presentation:placeholder="false">
          <draw:text-box>
            <text:list text:style-name="a525">
              <text:list-item>
                <text:p text:style-name="a524" text:class-names="" text:cond-style-name=""><text:span text:style-name="a523" text:class-names=""><text:s text:c="1"/>Unfailing love and truth meet (85:10).<text:s text:c="1"/></text:span></text:p>
              </text:list-item>
            </text:list>
            <text:list text:style-name="a528">
              <text:list-item>
                <text:p text:style-name="a527" text:class-names="" text:cond-style-name=""><text:span text:style-name="a526" text:class-names=""><text:s text:c="1"/>Righteousness and peace kiss (85:10-13).<text:s text:c="1"/></text:span></text:p>
              </text:list-item>
            </text:list>
            <text:list text:style-name="a531">
              <text:list-item>
                <text:p text:style-name="a530" text:class-names="" text:cond-style-name=""><text:span text:style-name="a529" text:class-names=""/></text:p>
              </text:list-item>
            </text:list>
          </draw:text-box>
          <svg:title/>
          <svg:desc/>
        </draw:frame>
      </draw:page>
      <draw:page draw:name="Slide8" draw:style-name="a533" draw:master-page-name="Master1-Layout12-tx-Title-and-Text" presentation:presentation-page-layout-name="Master1-PPL12" draw:id="Slide-263">
        <draw:frame draw:id="id97" presentation:style-name="a537" draw:name="Title 1" svg:x="1.38in" svg:y="0.4in" svg:width="10.6in" svg:height="1.44965in" presentation:class="title" presentation:placeholder="false">
          <draw:text-box>
            <text:p text:style-name="a536" text:class-names="" text:cond-style-name=""><text:span text:style-name="a534" text:class-names="">ANTICIPATING THE FUTURE (85:8-13)<text:s text:c="1"/></text:span><text:span text:style-name="a535" text:class-names=""/></text:p>
          </draw:text-box>
          <svg:title/>
          <svg:desc/>
        </draw:frame>
        <draw:frame draw:id="id98" presentation:style-name="a547" draw:name="Text Placeholder 2" svg:x="1.38in" svg:y="2in" svg:width="9.4in" svg:height="4.75868in" presentation:class="outline" presentation:placeholder="false">
          <draw:text-box>
            <text:list text:style-name="a540">
              <text:list-item>
                <text:p text:style-name="a539" text:class-names="" text:cond-style-name=""><text:span text:style-name="a538" text:class-names=""><text:s text:c="1"/>The glorious message (85:8-9):<text:s text:c="1"/></text:span></text:p>
              </text:list-item>
            </text:list>
            <text:list text:style-name="a543">
              <text:list-item>
                <text:p text:style-name="a542" text:class-names="" text:cond-style-name=""><text:span text:style-name="a541" text:class-names=""><text:s text:c="1"/>The glorious meetings (85:10-13)<text:s text:c="1"/></text:span></text:p>
              </text:list-item>
            </text:list>
            <text:list text:style-name="a546">
              <text:list-item>
                <text:p text:style-name="a545" text:class-names="" text:cond-style-name=""><text:span text:style-name="a544" text:class-names=""/></text:p>
              </text:list-item>
            </text:list>
          </draw:text-box>
          <svg:title/>
          <svg:desc/>
        </draw:frame>
      </draw:page>
      <draw:page draw:name="Slide9" draw:style-name="a548" draw:master-page-name="Master1-Layout12-tx-Title-and-Text" presentation:presentation-page-layout-name="Master1-PPL12" draw:id="Slide-264">
        <draw:frame draw:id="id99" presentation:style-name="a552" draw:name="Title 1" svg:x="1.38in" svg:y="0.4in" svg:width="10.6in" svg:height="1.44965in" presentation:class="title" presentation:placeholder="false">
          <draw:text-box>
            <text:p text:style-name="a551" text:class-names="" text:cond-style-name=""><text:span text:style-name="a549" text:class-names="">PSALM 85<text:s text:c="1"/></text:span><text:span text:style-name="a550" text:class-names=""/></text:p>
          </draw:text-box>
          <svg:title/>
          <svg:desc/>
        </draw:frame>
        <draw:frame draw:id="id100" presentation:style-name="a565" draw:name="Text Placeholder 2" svg:x="1.38in" svg:y="2in" svg:width="9.4in" svg:height="4.75868in" presentation:class="outline" presentation:placeholder="false">
          <draw:text-box>
            <text:list text:style-name="a555">
              <text:list-item>
                <text:p text:style-name="a554" text:class-names="" text:cond-style-name=""><text:span text:style-name="a553" text:class-names="">ACKNOWLEDGING THE PAST (85:1-3)<text:s text:c="1"/></text:span></text:p>
              </text:list-item>
            </text:list>
            <text:list text:style-name="a558">
              <text:list-item>
                <text:p text:style-name="a557" text:class-names="" text:cond-style-name=""><text:span text:style-name="a556" text:class-names="">QUESTIONING THE PRESENT (85:4-7)<text:s text:c="1"/></text:span></text:p>
              </text:list-item>
            </text:list>
            <text:list text:style-name="a561">
              <text:list-item>
                <text:p text:style-name="a560" text:class-names="" text:cond-style-name=""><text:span text:style-name="a559" text:class-names="">ANTICIPATING THE FUTURE (85:8-13)<text:s text:c="1"/></text:span></text:p>
              </text:list-item>
            </text:list>
            <text:list text:style-name="a564">
              <text:list-item>
                <text:p text:style-name="a563" text:class-names="" text:cond-style-name=""><text:span text:style-name="a562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85 </dc:title>
    <meta:initial-creator>David STRICKLAND</meta:initial-creator>
    <dc:creator>David STRICKLAND</dc:creator>
    <meta:creation-date>2020-02-23T23:20:02Z</meta:creation-date>
    <dc:date>2020-02-23T23:20:03Z</dc:date>
    <meta:template xlink:href="BibleStudy" xlink:type="simple"/>
    <meta:editing-cycles>1</meta:editing-cycles>
    <meta:editing-duration>PT0S</meta:editing-duration>
    <meta:document-statistic meta:paragraph-count="28" meta:word-count="181"/>
  </office:meta>
</office:document-meta>
</file>